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pitch="variable"/>
    <style:font-face style:name="P052" svg:font-family="P05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cm" svg:stroke-color="#000000" draw:marker-start="" draw:marker-start-width="0.33cm" draw:marker-end="" draw:marker-end-width="0.33cm" draw:fill="solid" draw:fill-color="#ffffff" draw:textarea-vertical-align="middle" draw:auto-grow-height="false" fo:min-height="0.648cm" fo:min-width="0.398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cm" svg:stroke-color="#000000" draw:marker-start="Rounded_20_short_20_Arrow" draw:marker-start-width="0.33cm" draw:marker-end="" draw:marker-end-width="0.33cm" draw:fill="solid" draw:fill-color="#ffffff" draw:textarea-vertical-align="middle" draw:auto-grow-height="false" fo:min-height="0.648cm" fo:min-width="0.398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8cm" svg:stroke-color="#000000" draw:marker-start-width="0.33cm" draw:marker-end-width="0.33cm" draw:fill="solid" draw:fill-color="#000000" draw:textarea-horizontal-align="justify" draw:textarea-vertical-align="middle" draw:auto-grow-height="false" fo:min-height="0.569cm" fo:min-width="0.319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5" style:family="graphic" style:parent-style-name="standard">
      <style:graphic-properties draw:stroke="solid" svg:stroke-width="0.08cm" svg:stroke-color="#000000" draw:marker-start-width="0.33cm" draw:marker-end-width="0.33cm" draw:fill="solid" draw:fill-color="#ffffff" draw:textarea-horizontal-align="justify" draw:textarea-vertical-align="middle" draw:auto-grow-height="false" fo:min-height="1.598cm" fo:min-width="1.348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cm" svg:stroke-color="#000000" draw:marker-start-width="0.21cm" draw:marker-end-width="0.21cm" draw:fill="solid" draw:fill-color="#ffffff" draw:opacity="100%" draw:textarea-horizontal-align="justify" draw:textarea-vertical-align="middle" draw:auto-grow-height="false" fo:min-height="0.219cm" fo:min-width="1.072cm" fo:padding-top="0.125cm" fo:padding-bottom="0.125cm" fo:padding-left="0.25cm" fo:padding-right="0.25cm" draw:shadow-opacity="100%"/>
    </style:style>
    <style:style style:name="gr7" style:family="graphic" style:parent-style-name="standard">
      <style:graphic-properties draw:stroke="none" svg:stroke-width="0.08cm" svg:stroke-color="#000000" draw:marker-start-width="0.33cm" draw:marker-end-width="0.33cm" draw:fill="solid" draw:fill-color="#000000" draw:textarea-horizontal-align="justify" draw:textarea-vertical-align="middle" draw:auto-grow-height="false" fo:min-height="0.0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solid" svg:stroke-width="0.08cm" svg:stroke-color="#000000" draw:marker-start-width="0.33cm" draw:marker-end-width="0.33cm" draw:fill="solid" draw:fill-color="#ffffff" draw:textarea-horizontal-align="justify" draw:textarea-vertical-align="middle" draw:auto-grow-height="false" fo:min-height="0.251cm" fo:min-width="0.001cm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cm" svg:stroke-color="#000000" draw:marker-start-width="0.21cm" draw:marker-end-width="0.21cm" draw:fill="solid" draw:fill-color="#ffffff" draw:opacity="90%" draw:textarea-horizontal-align="justify" draw:textarea-vertical-align="middle" draw:auto-grow-height="false" fo:min-height="0.834cm" fo:min-width="2.675cm" fo:padding-top="0.125cm" fo:padding-bottom="0.125cm" fo:padding-left="0.25cm" fo:padding-right="0.25cm" draw:shadow-opacity="90%"/>
    </style:style>
    <style:style style:name="gr10" style:family="graphic" style:parent-style-name="standard">
      <style:graphic-properties draw:stroke="none" svg:stroke-width="0.08cm" svg:stroke-color="#000000" draw:marker-start-width="0.33cm" draw:marker-end-width="0.33cm" draw:fill="solid" draw:fill-color="#000000" draw:textarea-horizontal-align="justify" draw:textarea-vertical-align="middle" draw:auto-grow-height="false" fo:min-height="0.569cm" fo:min-width="0.319cm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496cm" fo:min-width="1.194cm" draw:shadow-opacity="50%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791cm" fo:min-width="5.575cm" fo:padding-top="0.175cm" fo:padding-bottom="0.175cm" fo:padding-left="0.3cm" fo:padding-right="0.3cm"/>
    </style:style>
    <style:style style:name="gr14" style:family="graphic" style:parent-style-name="standard">
      <style:graphic-properties draw:stroke="none" draw:fill-color="#ffffff" draw:textarea-vertical-align="middle"/>
    </style:style>
    <style:style style:name="gr15" style:family="graphic" style:parent-style-name="standard">
      <style:graphic-properties draw:stroke="none" draw:fill="solid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="Rounded_20_short_20_Arrow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000000" draw:marker-start-width="0.35cm" draw:marker-end-width="0.35cm" draw:fill="solid" draw:fill-color="#000000" draw:textarea-horizontal-align="justify" draw:textarea-vertical-align="middle" draw:auto-grow-height="false" fo:min-height="0.285cm" fo:min-width="6.385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5cm" fo:min-width="6.385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2.181cm" fo:min-width="0cm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85cm" fo:min-width="0.77cm"/>
    </style:style>
    <style:style style:name="gr2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85cm" fo:min-width="0cm"/>
    </style:style>
    <style:style style:name="gr2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85cm" fo:min-width="1.615cm"/>
    </style:style>
    <style:style style:name="gr24" style:family="graphic" style:parent-style-name="objectwithoutfill">
      <style:graphic-properties svg:stroke-width="0.08cm" svg:stroke-color="#000000" draw:marker-start="" draw:marker-start-width="0.33cm" draw:marker-end="" draw:marker-end-width="0.33cm" draw:fill="solid" draw:fill-color="#ffffff" draw:textarea-vertical-align="middle" draw:auto-grow-height="false" fo:min-height="0.648cm" fo:min-width="0.398cm" fo:padding-top="0.165cm" fo:padding-bottom="0.165cm" fo:padding-left="0.29cm" fo:padding-right="0.29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 style:writing-mode="lr-tb"/>
      <style:text-properties style:font-name="P052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P052"/>
    </style:style>
    <style:style style:name="P5" style:family="paragraph">
      <loext:graphic-properties draw:fill="solid" draw:fill-color="#ffffff" draw:opacity="100%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 draw:opacity="90%"/>
      <style:paragraph-properties fo:text-align="center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solid" draw:fill-color="#ffffff" draw:opacity="50%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style:font-name="P052"/>
    </style:style>
    <style:style style:name="T2" style:family="text">
      <style:text-properties style:font-name="P05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711cm" svg:y1="4.452cm" svg:x2="11.43cm" svg:y2="6.085cm">
          <text:p/>
        </draw:line>
        <draw:line draw:style-name="gr1" draw:text-style-name="P1" draw:layer="layout" svg:x1="6.711cm" svg:y1="4.451cm" svg:x2="11.445cm" svg:y2="4.424cm">
          <text:p/>
        </draw:line>
        <draw:line draw:style-name="gr1" draw:text-style-name="P1" draw:layer="layout" svg:x1="6.71cm" svg:y1="4.451cm" svg:x2="11.459cm" svg:y2="2.763cm">
          <text:p/>
        </draw:line>
        <draw:line draw:style-name="gr1" draw:text-style-name="P1" draw:layer="layout" svg:x1="6.71cm" svg:y1="4.451cm" svg:x2="2.096cm" svg:y2="5.571cm">
          <text:p/>
        </draw:line>
        <draw:line draw:style-name="gr2" draw:text-style-name="P1" draw:layer="layout" svg:x1="19.588cm" svg:y1="3.312cm" svg:x2="18.724cm" svg:y2="3.072cm">
          <text:p/>
        </draw:line>
        <draw:custom-shape draw:style-name="gr3" draw:text-style-name="P2" draw:layer="layout" svg:width="0.899cm" svg:height="0.899cm" svg:x="17.651cm" svg:y="2.51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71cm" svg:y1="4.451cm" svg:x2="2.096cm" svg:y2="3.263cm">
          <text:p/>
        </draw:line>
        <draw:frame draw:style-name="gr4" draw:text-style-name="P4" draw:layer="layout" svg:width="3.81cm" svg:height="1.521cm" svg:x="4.848cm" svg:y="0.44cm">
          <draw:text-box>
            <text:p text:style-name="P3"><text:span text:style-name="T1">Task</text:span></text:p>
            <text:p text:style-name="P3"><text:span text:style-name="T1">Router</text:span></text:p>
          </draw:text-box>
        </draw:frame>
        <draw:custom-shape draw:style-name="gr5" draw:text-style-name="P1" draw:layer="layout" svg:width="2.726cm" svg:height="2.726cm" svg:x="5.39cm" svg:y="3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572cm" svg:height="0.469cm" svg:x="5.967cm" svg:y="4.18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7.126cm" svg:y="4.23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6.71cm" svg:y="4.23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6.294cm" svg:y="4.2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572cm" svg:height="0.469cm" svg:x="5.967cm" svg:y="4.7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7.126cm" svg:y="4.823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3.81cm" svg:height="1.521cm" svg:x="0.18cm" svg:y="0.44cm">
          <draw:text-box>
            <text:p text:style-name="P3"><text:span text:style-name="T1">Task</text:span></text:p>
            <text:p text:style-name="P3"><text:span text:style-name="T1">Producers</text:span></text:p>
          </draw:text-box>
        </draw:frame>
        <draw:custom-shape draw:style-name="gr8" draw:text-style-name="P1" draw:layer="layout" svg:width="0.821cm" svg:height="0.821cm" svg:x="1.675cm" svg:y="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1.675cm" svg:y="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81cm" svg:height="1.521cm" svg:x="9.515cm" svg:y="0.44cm">
          <draw:text-box>
            <text:p text:style-name="P3"><text:span text:style-name="T1">Task</text:span></text:p>
            <text:p text:style-name="P3"><text:span text:style-name="T1">Workers</text:span></text:p>
          </draw:text-box>
        </draw:frame>
        <draw:custom-shape draw:style-name="gr8" draw:text-style-name="P1" draw:layer="layout" svg:width="0.821cm" svg:height="0.821cm" svg:x="11.01cm" svg:y="2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11.01cm" svg:y="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11.01cm" svg:y="5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312cm" svg:y1="4.473cm" svg:x2="26.031cm" svg:y2="6.106cm">
          <text:p/>
        </draw:line>
        <draw:line draw:style-name="gr1" draw:text-style-name="P1" draw:layer="layout" svg:x1="21.312cm" svg:y1="4.472cm" svg:x2="26.046cm" svg:y2="4.445cm">
          <text:p/>
        </draw:line>
        <draw:line draw:style-name="gr1" draw:text-style-name="P1" draw:layer="layout" svg:x1="21.311cm" svg:y1="4.472cm" svg:x2="26.06cm" svg:y2="2.784cm">
          <text:p/>
        </draw:line>
        <draw:line draw:style-name="gr1" draw:text-style-name="P1" draw:layer="layout" svg:x1="21.311cm" svg:y1="4.472cm" svg:x2="16.697cm" svg:y2="5.592cm">
          <text:p/>
        </draw:line>
        <draw:line draw:style-name="gr1" draw:text-style-name="P1" draw:layer="layout" svg:x1="21.311cm" svg:y1="4.472cm" svg:x2="16.697cm" svg:y2="3.284cm">
          <text:p/>
        </draw:line>
        <draw:frame draw:style-name="gr4" draw:text-style-name="P4" draw:layer="layout" svg:width="3.81cm" svg:height="1.521cm" svg:x="19.449cm" svg:y="0.461cm">
          <draw:text-box>
            <text:p text:style-name="P3"><text:span text:style-name="T1">Task</text:span></text:p>
            <text:p text:style-name="P3"><text:span text:style-name="T1">Router</text:span></text:p>
          </draw:text-box>
        </draw:frame>
        <draw:custom-shape draw:style-name="gr5" draw:text-style-name="P1" draw:layer="layout" svg:width="2.726cm" svg:height="2.726cm" svg:x="19.991cm" svg:y="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3.175cm" svg:height="1.084cm" svg:x="19.767cm" svg:y="3.2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99cm" svg:height="0.899cm" svg:x="21.973cm" svg:y="3.3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99cm" svg:height="0.899cm" svg:x="20.973cm" svg:y="3.316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5" draw:layer="layout" svg:width="1.572cm" svg:height="0.469cm" svg:x="20.568cm" svg:y="4.42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727cm" svg:y="4.4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311cm" svg:y="4.4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0.895cm" svg:y="4.4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572cm" svg:height="0.469cm" svg:x="20.568cm" svg:y="4.9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727cm" svg:y="5.04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3.81cm" svg:height="1.521cm" svg:x="14.781cm" svg:y="0.461cm">
          <draw:text-box>
            <text:p text:style-name="P3"><text:span text:style-name="T1">Task</text:span></text:p>
            <text:p text:style-name="P3"><text:span text:style-name="T1">Producers</text:span></text:p>
          </draw:text-box>
        </draw:frame>
        <draw:custom-shape draw:style-name="gr8" draw:text-style-name="P1" draw:layer="layout" svg:width="0.821cm" svg:height="0.821cm" svg:x="16.276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16.276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81cm" svg:height="1.521cm" svg:x="24.116cm" svg:y="0.461cm">
          <draw:text-box>
            <text:p text:style-name="P3"><text:span text:style-name="T1">Task</text:span></text:p>
            <text:p text:style-name="P3"><text:span text:style-name="T1">Workers</text:span></text:p>
          </draw:text-box>
        </draw:frame>
        <draw:custom-shape draw:style-name="gr8" draw:text-style-name="P1" draw:layer="layout" svg:width="0.821cm" svg:height="0.821cm" svg:x="25.611cm" svg:y="2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611cm" svg:y="4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611cm" svg:y="5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572cm" svg:height="0.469cm" svg:x="5.967cm" svg:y="3.6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7.126cm" svg:y="3.65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6.71cm" svg:y="3.651cm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8" draw:layer="layout" svg:x1="25.242cm" svg:y1="2.559cm" svg:x2="24.385cm" svg:y2="2.838cm">
          <text:p/>
        </draw:line>
        <draw:custom-shape draw:style-name="gr10" draw:text-style-name="P6" draw:layer="layout" svg:width="0.899cm" svg:height="0.899cm" svg:x="23.303cm" svg:y="2.4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719cm" svg:y1="11.018cm" svg:x2="18.589cm" svg:y2="11.233cm">
          <text:p/>
        </draw:line>
        <draw:custom-shape draw:style-name="gr3" draw:text-style-name="P2" draw:layer="layout" svg:width="0.899cm" svg:height="0.899cm" svg:x="18.752cm" svg:y="10.83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313cm" svg:y1="12.494cm" svg:x2="26.032cm" svg:y2="14.127cm">
          <text:p/>
        </draw:line>
        <draw:line draw:style-name="gr1" draw:text-style-name="P1" draw:layer="layout" svg:x1="21.313cm" svg:y1="12.493cm" svg:x2="26.047cm" svg:y2="12.466cm">
          <text:p/>
        </draw:line>
        <draw:line draw:style-name="gr1" draw:text-style-name="P1" draw:layer="layout" svg:x1="21.312cm" svg:y1="12.493cm" svg:x2="26.061cm" svg:y2="10.805cm">
          <text:p/>
        </draw:line>
        <draw:line draw:style-name="gr1" draw:text-style-name="P1" draw:layer="layout" svg:x1="21.312cm" svg:y1="12.493cm" svg:x2="16.698cm" svg:y2="13.613cm">
          <text:p/>
        </draw:line>
        <draw:line draw:style-name="gr1" draw:text-style-name="P1" draw:layer="layout" svg:x1="21.312cm" svg:y1="12.493cm" svg:x2="16.698cm" svg:y2="11.305cm">
          <text:p/>
        </draw:line>
        <draw:frame draw:style-name="gr4" draw:text-style-name="P4" draw:layer="layout" svg:width="3.81cm" svg:height="1.521cm" svg:x="19.45cm" svg:y="8.482cm">
          <draw:text-box>
            <text:p text:style-name="P3"><text:span text:style-name="T1">Task</text:span></text:p>
            <text:p text:style-name="P3"><text:span text:style-name="T1">Router</text:span></text:p>
          </draw:text-box>
        </draw:frame>
        <draw:custom-shape draw:style-name="gr5" draw:text-style-name="P1" draw:layer="layout" svg:width="2.726cm" svg:height="2.726cm" svg:x="19.992cm" svg:y="11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81cm" svg:height="1.521cm" svg:x="14.782cm" svg:y="8.482cm">
          <draw:text-box>
            <text:p text:style-name="P3"><text:span text:style-name="T1">Task</text:span></text:p>
            <text:p text:style-name="P3"><text:span text:style-name="T1">Producers</text:span></text:p>
          </draw:text-box>
        </draw:frame>
        <draw:custom-shape draw:style-name="gr8" draw:text-style-name="P1" draw:layer="layout" svg:width="0.821cm" svg:height="0.821cm" svg:x="16.277cm" svg:y="1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16.277cm" svg:y="13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81cm" svg:height="1.521cm" svg:x="24.117cm" svg:y="8.482cm">
          <draw:text-box>
            <text:p text:style-name="P3"><text:span text:style-name="T1">Task</text:span></text:p>
            <text:p text:style-name="P3"><text:span text:style-name="T1">Workers</text:span></text:p>
          </draw:text-box>
        </draw:frame>
        <draw:custom-shape draw:style-name="gr8" draw:text-style-name="P1" draw:layer="layout" svg:width="0.821cm" svg:height="0.821cm" svg:x="25.612cm" svg:y="10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612cm" svg:y="1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612cm" svg:y="13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8" draw:layer="layout" svg:x1="23.064cm" svg:y1="11.232cm" svg:x2="23.942cm" svg:y2="10.879cm">
          <text:p/>
        </draw:line>
        <draw:custom-shape draw:style-name="gr3" draw:text-style-name="P2" draw:layer="layout" svg:width="0.899cm" svg:height="0.899cm" svg:x="24.104cm" svg:y="10.15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5" draw:layer="layout" svg:width="1.572cm" svg:height="0.469cm" svg:x="20.569cm" svg:y="12.22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0.366cm" svg:height="0.37cm" svg:x="21.728cm" svg:y="12.2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0.366cm" svg:height="0.37cm" svg:x="21.312cm" svg:y="12.271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0.366cm" svg:height="0.37cm" svg:x="20.896cm" svg:y="12.27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5" draw:layer="layout" svg:width="1.572cm" svg:height="0.469cm" svg:x="20.569cm" svg:y="12.808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0.366cm" svg:height="0.37cm" svg:x="21.728cm" svg:y="12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5" draw:layer="layout" svg:width="1.572cm" svg:height="0.469cm" svg:x="20.569cm" svg:y="11.636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0.366cm" svg:height="0.37cm" svg:x="21.728cm" svg:y="11.68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0.366cm" svg:height="0.37cm" svg:x="21.312cm" svg:y="11.68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1" draw:text-style-name="P9" draw:layer="layout" svg:width="1.694cm" svg:height="1.746cm" svg:x="20.531cm" svg:y="11.5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3" draw:text-style-name="P11" draw:layer="layout" svg:width="8.591cm" svg:height="5.715cm" svg:x="7.20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4" draw:text-style-name="P12" draw:layer="layout" svg:width="5.714cm" svg:height="2.077cm" svg:x="11.88cm" svg:y="6.279cm" svg:viewBox="0 0 5715 2078" draw:points="3810,171 2964,0 0,806 635,1729 2200,1723 2538,2078 5715,2076 5715,171">
          <text:p/>
        </draw:polygon>
        <draw:polygon draw:style-name="gr14" draw:text-style-name="P12" draw:layer="layout" svg:width="5.714cm" svg:height="1.906cm" svg:x="5.08cm" svg:y="6.35cm" svg:viewBox="0 0 5715 1907" draw:points="1905,157 2751,0 5715,740 5080,1587 3515,1581 3177,1907 0,1905 0,157">
          <text:p/>
        </draw:polygon>
        <draw:polygon draw:style-name="gr15" draw:text-style-name="P1" draw:layer="layout" svg:width="6.349cm" svg:height="2.539cm" svg:x="8.255cm" svg:y="1.905cm" svg:viewBox="0 0 6350 2540" draw:points="0,1270 635,2540 5715,2540 6350,1270 5715,0 635,0">
          <text:p/>
        </draw:polygon>
        <draw:frame draw:style-name="gr4" draw:text-style-name="P4" draw:layer="layout" svg:width="5.947cm" svg:height="1.521cm" svg:x="8.642cm" svg:y="2.675cm">
          <draw:text-box>
            <text:p text:style-name="P3"><text:span text:style-name="T1">Ensure minimum population size</text:span></text:p>
          </draw:text-box>
        </draw:frame>
        <draw:frame draw:style-name="gr4" draw:text-style-name="P4" draw:layer="layout" svg:width="5.947cm" svg:height="1.521cm" svg:x="12.327cm" svg:y="6.621cm">
          <draw:text-box>
            <text:p text:style-name="P3"><text:span text:style-name="T1">Spawn new individual</text:span></text:p>
          </draw:text-box>
        </draw:frame>
        <draw:frame draw:style-name="gr16" draw:text-style-name="P4" draw:layer="layout" svg:width="5.947cm" svg:height="0.943cm" svg:x="4.727cm" svg:y="6.862cm">
          <draw:text-box>
            <text:p text:style-name="P3"><text:span text:style-name="T1">Cull population</text:span></text:p>
          </draw:text-box>
        </draw:frame>
        <draw:line draw:style-name="gr17" draw:text-style-name="P11" draw:layer="layout" svg:x1="15.772cm" svg:y1="6.315cm" svg:x2="15.746cm" svg:y2="6.55cm">
          <text:p/>
        </draw:line>
        <draw:line draw:style-name="gr17" draw:text-style-name="P11" draw:layer="layout" svg:x1="8.5cm" svg:y1="8.061cm" svg:x2="8.319cm" svg:y2="7.931cm">
          <text:p/>
        </draw:line>
        <draw:line draw:style-name="gr17" draw:text-style-name="P11" draw:layer="layout" svg:x1="8.64cm" svg:y1="3.901cm" svg:x2="8.86cm" svg:y2="3.771cm">
          <text:p/>
        </draw:line>
        <draw:line draw:style-name="gr17" draw:text-style-name="P11" draw:layer="layout" svg:x1="11.575cm" svg:y1="1.47cm" svg:x2="11.575cm" svg:y2="2.54cm">
          <text:p/>
        </draw:line>
        <presentation:notes draw:style-name="dp2">
          <draw:page-thumbnail draw:style-name="gr12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custom-shape draw:style-name="gr18" draw:text-style-name="P6" draw:layer="layout" svg:width="6.985cm" svg:height="0.635cm" svg:x="5.715cm" svg:y="5.69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6.985cm" svg:height="0.635cm" svg:x="5.715cm" svg:y="7.398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1" draw:layer="layout" svg:width="0.635cm" svg:height="2.779cm" svg:x="13.59cm" svg:y="5.476cm">
          <text:p/>
          <draw:enhanced-geometry svg:viewBox="0 0 21600 21600" draw:glue-points="0 0 0 21600 21600 10800" draw:text-areas="0 ?f9 7800 ?f10" draw:type="right-brace" draw:modifiers="3080.856423173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" draw:layer="layout" svg:width="6.985cm" svg:height="0.635cm" svg:x="15.115cm" svg:y="6.5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27cm" svg:height="0.635cm" svg:x="15.875cm" svg:y="6.54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44cm" svg:height="0.635cm" svg:x="17.975cm" svg:y="6.54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115cm" svg:height="0.635cm" svg:x="19.475cm" svg:y="6.5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1" draw:text-style-name="P1" draw:layer="layout" svg:x1="21.112cm" svg:y1="4.474cm" svg:x2="25.821cm" svg:y2="4.805cm">
          <text:p/>
        </draw:line>
        <draw:line draw:style-name="gr1" draw:text-style-name="P1" draw:layer="layout" svg:x1="21.113cm" svg:y1="4.475cm" svg:x2="25.827cm" svg:y2="5.13cm">
          <text:p/>
        </draw:line>
        <draw:line draw:style-name="gr1" draw:text-style-name="P1" draw:layer="layout" svg:x1="21.113cm" svg:y1="4.476cm" svg:x2="25.827cm" svg:y2="5.436cm">
          <text:p/>
        </draw:line>
        <draw:line draw:style-name="gr1" draw:text-style-name="P1" draw:layer="layout" svg:x1="21.113cm" svg:y1="4.476cm" svg:x2="25.847cm" svg:y2="5.717cm">
          <text:p/>
        </draw:line>
        <draw:line draw:style-name="gr1" draw:text-style-name="P1" draw:layer="layout" svg:x1="21.113cm" svg:y1="4.477cm" svg:x2="25.829cm" svg:y2="6.05cm">
          <text:p/>
        </draw:line>
        <draw:line draw:style-name="gr1" draw:text-style-name="P1" draw:layer="layout" svg:x1="21.113cm" svg:y1="4.478cm" svg:x2="25.827cm" svg:y2="6.35cm">
          <text:p/>
        </draw:line>
        <draw:line draw:style-name="gr1" draw:text-style-name="P1" draw:layer="layout" svg:x1="21.113cm" svg:y1="4.478cm" svg:x2="25.821cm" svg:y2="6.663cm">
          <text:p/>
        </draw:line>
        <draw:line draw:style-name="gr1" draw:text-style-name="P1" draw:layer="layout" svg:x1="21.113cm" svg:y1="4.479cm" svg:x2="25.821cm" svg:y2="6.958cm">
          <text:p/>
        </draw:line>
        <draw:line draw:style-name="gr1" draw:text-style-name="P1" draw:layer="layout" svg:x1="21.113cm" svg:y1="4.48cm" svg:x2="25.821cm" svg:y2="7.276cm">
          <text:p/>
        </draw:line>
        <draw:line draw:style-name="gr24" draw:text-style-name="P1" draw:layer="layout" svg:x1="21.113cm" svg:y1="4.48cm" svg:x2="25.809cm" svg:y2="7.565cm">
          <text:p text:style-name="P3"><text:s/></text:p>
        </draw:line>
        <draw:custom-shape draw:style-name="gr8" draw:text-style-name="P1" draw:layer="layout" svg:width="0.821cm" svg:height="0.821cm" svg:x="25.411cm" svg:y="7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6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6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6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5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5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09cm" svg:y1="6.068cm" svg:x2="2.116cm" svg:y2="4.446cm">
          <text:p/>
        </draw:line>
        <draw:line draw:style-name="gr1" draw:text-style-name="P1" draw:layer="layout" svg:x1="6.712cm" svg:y1="4.472cm" svg:x2="11.446cm" svg:y2="4.445cm">
          <text:p/>
        </draw:line>
        <draw:line draw:style-name="gr1" draw:text-style-name="P1" draw:layer="layout" svg:x1="6.711cm" svg:y1="4.472cm" svg:x2="2.097cm" svg:y2="4.445cm">
          <text:p/>
        </draw:line>
        <draw:frame draw:style-name="gr4" draw:text-style-name="P4" draw:layer="layout" svg:width="3.81cm" svg:height="1.521cm" svg:x="4.849cm" svg:y="0.461cm">
          <draw:text-box>
            <text:p text:style-name="P3"><text:span text:style-name="T1">Task</text:span></text:p>
            <text:p text:style-name="P3"><text:span text:style-name="T1">Router</text:span></text:p>
          </draw:text-box>
        </draw:frame>
        <draw:custom-shape draw:style-name="gr5" draw:text-style-name="P1" draw:layer="layout" svg:width="2.726cm" svg:height="2.726cm" svg:x="5.391cm" svg:y="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572cm" svg:height="0.469cm" svg:x="5.968cm" svg:y="4.20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7.127cm" svg:y="4.25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6.711cm" svg:y="4.25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6.295cm" svg:y="4.2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572cm" svg:height="0.469cm" svg:x="5.968cm" svg:y="4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7.127cm" svg:y="4.84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3.81cm" svg:height="1.521cm" svg:x="0.181cm" svg:y="0.461cm">
          <draw:text-box>
            <text:p text:style-name="P3"><text:span text:style-name="T1">Task</text:span></text:p>
            <text:p text:style-name="P3"><text:span text:style-name="T1">Producer</text:span></text:p>
          </draw:text-box>
        </draw:frame>
        <draw:frame draw:style-name="gr4" draw:text-style-name="P4" draw:layer="layout" svg:width="3.81cm" svg:height="1.521cm" svg:x="9.516cm" svg:y="0.461cm">
          <draw:text-box>
            <text:p text:style-name="P3"><text:span text:style-name="T1">Task</text:span></text:p>
            <text:p text:style-name="P3"><text:span text:style-name="T1">Workers</text:span></text:p>
          </draw:text-box>
        </draw:frame>
        <draw:custom-shape draw:style-name="gr8" draw:text-style-name="P1" draw:layer="layout" svg:width="0.821cm" svg:height="0.821cm" svg:x="11.011cm" svg:y="4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572cm" svg:height="0.469cm" svg:x="5.968cm" svg:y="3.62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7.127cm" svg:y="3.67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6.711cm" svg:y="3.672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0.821cm" svg:height="0.821cm" svg:x="1.711cm" svg:y="4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1.711cm" svg:y="5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264cm" svg:height="1.521cm" svg:x="-0.019cm" svg:y="2.962cm">
          <draw:text-box>
            <text:p text:style-name="P3"><text:span text:style-name="T2">Genetic Algorithm</text:span></text:p>
            <text:p text:style-name="P3"><text:span text:style-name="T2">Backend</text:span></text:p>
          </draw:text-box>
        </draw:frame>
        <draw:frame draw:style-name="gr4" draw:text-style-name="P4" draw:layer="layout" svg:width="4.264cm" svg:height="1.521cm" svg:x="-0.019cm" svg:y="6.525cm">
          <draw:text-box>
            <text:p text:style-name="P3"><text:span text:style-name="T2">Genetic Algorithm</text:span></text:p>
            <text:p text:style-name="P3"><text:span text:style-name="T2">Frontend</text:span></text:p>
          </draw:text-box>
        </draw:frame>
        <draw:frame draw:style-name="gr4" draw:text-style-name="P4" draw:layer="layout" svg:width="4.264cm" svg:height="1.521cm" svg:x="9.281cm" svg:y="3.382cm">
          <draw:text-box>
            <text:p text:style-name="P3"><text:span text:style-name="T2">Bitvector Individual</text:span></text:p>
          </draw:text-box>
        </draw:frame>
        <draw:line draw:style-name="gr1" draw:text-style-name="P1" draw:layer="layout" svg:x1="16.509cm" svg:y1="6.069cm" svg:x2="16.516cm" svg:y2="4.447cm">
          <text:p/>
        </draw:line>
        <draw:line draw:style-name="gr1" draw:text-style-name="P1" draw:layer="layout" svg:x1="21.112cm" svg:y1="4.473cm" svg:x2="25.846cm" svg:y2="4.446cm">
          <text:p/>
        </draw:line>
        <draw:line draw:style-name="gr1" draw:text-style-name="P1" draw:layer="layout" svg:x1="21.111cm" svg:y1="4.473cm" svg:x2="16.497cm" svg:y2="4.446cm">
          <text:p/>
        </draw:line>
        <draw:frame draw:style-name="gr4" draw:text-style-name="P4" draw:layer="layout" svg:width="3.81cm" svg:height="1.521cm" svg:x="19.249cm" svg:y="0.462cm">
          <draw:text-box>
            <text:p text:style-name="P3"><text:span text:style-name="T1">Task</text:span></text:p>
            <text:p text:style-name="P3"><text:span text:style-name="T1">Router</text:span></text:p>
          </draw:text-box>
        </draw:frame>
        <draw:custom-shape draw:style-name="gr5" draw:text-style-name="P1" draw:layer="layout" svg:width="2.726cm" svg:height="2.726cm" svg:x="19.791cm" svg:y="3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572cm" svg:height="0.469cm" svg:x="20.368cm" svg:y="4.2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527cm" svg:y="4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111cm" svg:y="4.25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0.695cm" svg:y="4.2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572cm" svg:height="0.469cm" svg:x="20.368cm" svg:y="4.79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527cm" svg:y="4.84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3.81cm" svg:height="1.521cm" svg:x="14.581cm" svg:y="0.462cm">
          <draw:text-box>
            <text:p text:style-name="P3"><text:span text:style-name="T1">Task</text:span></text:p>
            <text:p text:style-name="P3"><text:span text:style-name="T1">Producer</text:span></text:p>
          </draw:text-box>
        </draw:frame>
        <draw:frame draw:style-name="gr4" draw:text-style-name="P4" draw:layer="layout" svg:width="3.81cm" svg:height="1.521cm" svg:x="23.916cm" svg:y="0.462cm">
          <draw:text-box>
            <text:p text:style-name="P3"><text:span text:style-name="T1">Task</text:span></text:p>
            <text:p text:style-name="P3"><text:span text:style-name="T1">Workers</text:span></text:p>
          </draw:text-box>
        </draw:frame>
        <draw:custom-shape draw:style-name="gr8" draw:text-style-name="P1" draw:layer="layout" svg:width="0.821cm" svg:height="0.821cm" svg:x="25.411cm" svg:y="4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572cm" svg:height="0.469cm" svg:x="20.368cm" svg:y="3.62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527cm" svg:y="3.6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111cm" svg:y="3.673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0.821cm" svg:height="0.821cm" svg:x="16.111cm" svg:y="4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16.111cm" svg:y="5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264cm" svg:height="1.521cm" svg:x="14.381cm" svg:y="2.963cm">
          <draw:text-box>
            <text:p text:style-name="P3"><text:span text:style-name="T2">Genetic Algorithm</text:span></text:p>
            <text:p text:style-name="P3"><text:span text:style-name="T2">Backend</text:span></text:p>
          </draw:text-box>
        </draw:frame>
        <draw:frame draw:style-name="gr4" draw:text-style-name="P4" draw:layer="layout" svg:width="4.264cm" svg:height="1.521cm" svg:x="14.381cm" svg:y="6.526cm">
          <draw:text-box>
            <text:p text:style-name="P3"><text:span text:style-name="T2">Genetic Algorithm</text:span></text:p>
            <text:p text:style-name="P3"><text:span text:style-name="T2">Frontend</text:span></text:p>
          </draw:text-box>
        </draw:frame>
        <draw:frame draw:style-name="gr4" draw:text-style-name="P4" draw:layer="layout" svg:width="4.264cm" svg:height="1.521cm" svg:x="23.681cm" svg:y="3.383cm">
          <draw:text-box>
            <text:p text:style-name="P3"><text:span text:style-name="T2">Bitvector Individual</text:span></text:p>
          </draw:text-box>
        </draw:frame>
        <draw:line draw:style-name="gr1" draw:text-style-name="P1" draw:layer="layout" svg:x1="21.112cm" svg:y1="12.175cm" svg:x2="25.821cm" svg:y2="12.506cm">
          <text:p/>
        </draw:line>
        <draw:line draw:style-name="gr1" draw:text-style-name="P1" draw:layer="layout" svg:x1="21.113cm" svg:y1="12.176cm" svg:x2="25.827cm" svg:y2="12.831cm">
          <text:p/>
        </draw:line>
        <draw:line draw:style-name="gr1" draw:text-style-name="P1" draw:layer="layout" svg:x1="21.113cm" svg:y1="12.177cm" svg:x2="25.827cm" svg:y2="13.137cm">
          <text:p/>
        </draw:line>
        <draw:line draw:style-name="gr1" draw:text-style-name="P1" draw:layer="layout" svg:x1="21.113cm" svg:y1="12.177cm" svg:x2="25.847cm" svg:y2="13.418cm">
          <text:p/>
        </draw:line>
        <draw:line draw:style-name="gr1" draw:text-style-name="P1" draw:layer="layout" svg:x1="21.113cm" svg:y1="12.178cm" svg:x2="25.829cm" svg:y2="13.751cm">
          <text:p/>
        </draw:line>
        <draw:line draw:style-name="gr1" draw:text-style-name="P1" draw:layer="layout" svg:x1="21.113cm" svg:y1="12.179cm" svg:x2="25.827cm" svg:y2="14.051cm">
          <text:p/>
        </draw:line>
        <draw:line draw:style-name="gr1" draw:text-style-name="P1" draw:layer="layout" svg:x1="21.113cm" svg:y1="12.179cm" svg:x2="25.821cm" svg:y2="14.364cm">
          <text:p/>
        </draw:line>
        <draw:line draw:style-name="gr1" draw:text-style-name="P1" draw:layer="layout" svg:x1="21.113cm" svg:y1="12.18cm" svg:x2="25.821cm" svg:y2="14.659cm">
          <text:p/>
        </draw:line>
        <draw:line draw:style-name="gr1" draw:text-style-name="P1" draw:layer="layout" svg:x1="21.113cm" svg:y1="12.181cm" svg:x2="25.821cm" svg:y2="14.977cm">
          <text:p/>
        </draw:line>
        <draw:line draw:style-name="gr24" draw:text-style-name="P1" draw:layer="layout" svg:x1="21.113cm" svg:y1="12.181cm" svg:x2="25.809cm" svg:y2="15.266cm">
          <text:p text:style-name="P3"><text:s/></text:p>
        </draw:line>
        <draw:custom-shape draw:style-name="gr8" draw:text-style-name="P1" draw:layer="layout" svg:width="0.821cm" svg:height="0.821cm" svg:x="25.411cm" svg:y="14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14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13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1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12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12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12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25.411cm" svg:y="12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509cm" svg:y1="13.77cm" svg:x2="16.516cm" svg:y2="12.148cm">
          <text:p/>
        </draw:line>
        <draw:line draw:style-name="gr1" draw:text-style-name="P1" draw:layer="layout" svg:x1="21.112cm" svg:y1="12.174cm" svg:x2="25.846cm" svg:y2="12.147cm">
          <text:p/>
        </draw:line>
        <draw:line draw:style-name="gr1" draw:text-style-name="P1" draw:layer="layout" svg:x1="21.111cm" svg:y1="12.174cm" svg:x2="16.497cm" svg:y2="12.147cm">
          <text:p/>
        </draw:line>
        <draw:frame draw:style-name="gr4" draw:text-style-name="P4" draw:layer="layout" svg:width="3.81cm" svg:height="1.521cm" svg:x="19.249cm" svg:y="8.163cm">
          <draw:text-box>
            <text:p text:style-name="P3"><text:span text:style-name="T1">Task</text:span></text:p>
            <text:p text:style-name="P3"><text:span text:style-name="T1">Router</text:span></text:p>
          </draw:text-box>
        </draw:frame>
        <draw:custom-shape draw:style-name="gr5" draw:text-style-name="P1" draw:layer="layout" svg:width="2.726cm" svg:height="2.726cm" svg:x="19.791cm" svg:y="10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572cm" svg:height="0.469cm" svg:x="20.368cm" svg:y="11.91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527cm" svg:y="11.9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111cm" svg:y="11.9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0.695cm" svg:y="11.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5" draw:layer="layout" svg:width="1.572cm" svg:height="0.469cm" svg:x="20.368cm" svg:y="12.4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527cm" svg:y="12.546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3.81cm" svg:height="1.521cm" svg:x="14.581cm" svg:y="8.163cm">
          <draw:text-box>
            <text:p text:style-name="P3"><text:span text:style-name="T1">Task</text:span></text:p>
            <text:p text:style-name="P3"><text:span text:style-name="T1">Producer</text:span></text:p>
          </draw:text-box>
        </draw:frame>
        <draw:frame draw:style-name="gr4" draw:text-style-name="P4" draw:layer="layout" svg:width="3.81cm" svg:height="1.521cm" svg:x="23.916cm" svg:y="8.163cm">
          <draw:text-box>
            <text:p text:style-name="P3"><text:span text:style-name="T1">Task</text:span></text:p>
            <text:p text:style-name="P3"><text:span text:style-name="T1">Workers</text:span></text:p>
          </draw:text-box>
        </draw:frame>
        <draw:custom-shape draw:style-name="gr8" draw:text-style-name="P1" draw:layer="layout" svg:width="0.821cm" svg:height="0.821cm" svg:x="25.411cm" svg:y="11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572cm" svg:height="0.469cm" svg:x="20.368cm" svg:y="11.3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527cm" svg:y="11.37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0.366cm" svg:height="0.37cm" svg:x="21.111cm" svg:y="11.374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0.821cm" svg:height="0.821cm" svg:x="16.111cm" svg:y="11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821cm" svg:height="0.821cm" svg:x="16.111cm" svg:y="13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264cm" svg:height="1.521cm" svg:x="14.381cm" svg:y="10.664cm">
          <draw:text-box>
            <text:p text:style-name="P3"><text:span text:style-name="T2">Genetic Algorithm</text:span></text:p>
            <text:p text:style-name="P3"><text:span text:style-name="T2">Backend</text:span></text:p>
          </draw:text-box>
        </draw:frame>
        <draw:frame draw:style-name="gr4" draw:text-style-name="P4" draw:layer="layout" svg:width="4.264cm" svg:height="1.521cm" svg:x="14.381cm" svg:y="14.227cm">
          <draw:text-box>
            <text:p text:style-name="P3"><text:span text:style-name="T2">Genetic Algorithm</text:span></text:p>
            <text:p text:style-name="P3"><text:span text:style-name="T2">Frontend</text:span></text:p>
          </draw:text-box>
        </draw:frame>
        <draw:frame draw:style-name="gr4" draw:text-style-name="P4" draw:layer="layout" svg:width="4.264cm" svg:height="1.521cm" svg:x="23.681cm" svg:y="10.706cm">
          <draw:text-box>
            <text:p text:style-name="P3"><text:span text:style-name="T2">Neural Network Individual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pitch="variable"/>
    <style:font-face style:name="P052" svg:font-family="P05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8T17:41:00.898356192</meta:creation-date>
    <dc:date>2020-12-05T13:50:24.243323172</dc:date>
    <meta:editing-duration>PT7H34M15S</meta:editing-duration>
    <meta:editing-cycles>9</meta:editing-cycles>
    <meta:generator>LibreOffice/7.0.3.1$Linux_X86_64 LibreOffice_project/00$Build-1</meta:generator>
    <meta:document-statistic meta:object-count="250"/>
  </office:meta>
</office:document-meta>
</file>